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3ae672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dce3f" officeooo:paragraph-rsid="002dce3f"/>
    </style:style>
    <style:style style:name="P10" style:family="paragraph" style:parent-style-name="Standard">
      <style:text-properties officeooo:rsid="00339184" officeooo:paragraph-rsid="00339184"/>
    </style:style>
    <style:style style:name="P11" style:family="paragraph" style:parent-style-name="Standard">
      <style:text-properties officeooo:rsid="00339184" officeooo:paragraph-rsid="00391e0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3f5219" officeooo:paragraph-rsid="00353ae6"/>
    </style:style>
    <style:style style:name="P14" style:family="paragraph" style:parent-style-name="Standard">
      <style:text-properties officeooo:rsid="0018f99f" officeooo:paragraph-rsid="00353ae6"/>
    </style:style>
    <style:style style:name="P15" style:family="paragraph" style:parent-style-name="Standard">
      <style:text-properties officeooo:rsid="0019559b" officeooo:paragraph-rsid="00353ae6"/>
    </style:style>
    <style:style style:name="P16" style:family="paragraph" style:parent-style-name="Standard">
      <style:text-properties officeooo:rsid="0041b2ee" officeooo:paragraph-rsid="0037004b"/>
    </style:style>
    <style:style style:name="P17" style:family="paragraph" style:parent-style-name="Standard">
      <style:text-properties officeooo:rsid="0026b131" officeooo:paragraph-rsid="0026b131"/>
    </style:style>
    <style:style style:name="P18" style:family="paragraph" style:parent-style-name="Standard">
      <style:text-properties officeooo:rsid="002ce8f2" officeooo:paragraph-rsid="002aab4c"/>
    </style:style>
    <style:style style:name="P19" style:family="paragraph" style:parent-style-name="Standard">
      <style:text-properties officeooo:rsid="002ce8f2" officeooo:paragraph-rsid="003ae672"/>
    </style:style>
    <style:style style:name="P20" style:family="paragraph" style:parent-style-name="Standard">
      <style:text-properties officeooo:rsid="0040b021" officeooo:paragraph-rsid="0040b021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3e79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7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7"/>
      <text:p text:style-name="P19"><text:a xlink:type="simple" xlink:href="https://CODERPROG.COM/LEARN-ALGORITHMS-DATA-STRUCTURES-JAVA/1/2" text:style-name="Internet_20_link" text:visited-style-name="Visited_20_Internet_20_Link">HTTPS://CODERPROG.COM/LEARN-ALGORITHMS-DATA-STRUCTURES-JAVA/</text:a><text:a xlink:type="simple" xlink:href="https://CODERPROG.COM/LEARN-ALGORITHMS-DATA-STRUCTURES-JAVA/1/2" text:style-name="Internet_20_link" text:visited-style-name="Visited_20_Internet_20_Link"><text:span text:style-name="T6">1/2</text:span></text:a></text:p>
      <text:p text:style-name="P20">1.top.For Day-to-Day Applications Learn Algorithms and Data Structures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/text:p>
      <text:p text:style-name="P8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1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8"/>
      <text:p text:style-name="P9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4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4"/>
      <text:p text:style-name="P15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5"/>
      <text:p text:style-name="P15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5"/>
      <text:p text:style-name="P13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0"/>
      <text:p text:style-name="P16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2T17:26:47.819583759</dc:date>
    <meta:editing-duration>PT1H18M</meta:editing-duration>
    <meta:editing-cycles>31</meta:editing-cycles>
    <meta:document-statistic meta:table-count="0" meta:image-count="0" meta:object-count="0" meta:page-count="1" meta:paragraph-count="17" meta:word-count="25" meta:character-count="952" meta:non-whitespace-character-count="944"/>
  </office:meta>
</office:document-meta>
</file>